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a1e3" officeooo:paragraph-rsid="0017a1e3"/>
    </style:style>
    <style:style style:name="P2" style:family="paragraph" style:parent-style-name="Standard">
      <style:paragraph-properties fo:text-align="center" style:justify-single-word="false"/>
      <style:text-properties officeooo:rsid="0017a1e3" officeooo:paragraph-rsid="0017a1e3"/>
    </style:style>
    <style:style style:name="P3" style:family="paragraph" style:parent-style-name="Standard">
      <style:text-properties fo:font-style="italic" officeooo:rsid="0017a1e3" officeooo:paragraph-rsid="0017a1e3" style:font-style-asian="italic" style:font-style-complex="italic"/>
    </style:style>
    <style:style style:name="P4" style:family="paragraph" style:parent-style-name="Standard">
      <style:text-properties officeooo:rsid="0018cdf5" officeooo:paragraph-rsid="0018cdf5"/>
    </style:style>
    <style:style style:name="P5" style:family="paragraph" style:parent-style-name="Standard">
      <style:text-properties officeooo:rsid="001940c7" officeooo:paragraph-rsid="001940c7"/>
    </style:style>
    <style:style style:name="P6" style:family="paragraph" style:parent-style-name="Standard">
      <style:text-properties officeooo:rsid="001940c7" officeooo:paragraph-rsid="001ac31b"/>
    </style:style>
    <style:style style:name="P7" style:family="paragraph" style:parent-style-name="Standard">
      <style:text-properties officeooo:rsid="001940c7" officeooo:paragraph-rsid="001c46b2"/>
    </style:style>
    <style:style style:name="P8" style:family="paragraph" style:parent-style-name="Standard">
      <style:text-properties officeooo:rsid="001940c7" officeooo:paragraph-rsid="0020d2ef"/>
    </style:style>
    <style:style style:name="P9" style:family="paragraph" style:parent-style-name="Standard">
      <style:text-properties officeooo:rsid="001ac31b" officeooo:paragraph-rsid="001ac31b"/>
    </style:style>
    <style:style style:name="P10" style:family="paragraph" style:parent-style-name="Standard">
      <style:text-properties officeooo:rsid="001e3862" officeooo:paragraph-rsid="001e3862"/>
    </style:style>
    <style:style style:name="P11" style:family="paragraph" style:parent-style-name="Standard">
      <style:text-properties officeooo:rsid="001eacab" officeooo:paragraph-rsid="001eacab"/>
    </style:style>
    <style:style style:name="P12" style:family="paragraph" style:parent-style-name="Standard">
      <style:text-properties officeooo:rsid="001f40f5" officeooo:paragraph-rsid="001f40f5"/>
    </style:style>
    <style:style style:name="P13" style:family="paragraph" style:parent-style-name="Standard">
      <style:text-properties officeooo:rsid="001f40f5" officeooo:paragraph-rsid="00205dfe"/>
    </style:style>
    <style:style style:name="P14" style:family="paragraph" style:parent-style-name="Standard">
      <style:text-properties officeooo:rsid="00205dfe" officeooo:paragraph-rsid="00205dfe"/>
    </style:style>
    <style:style style:name="P15" style:family="paragraph" style:parent-style-name="Standard">
      <style:paragraph-properties fo:break-before="page"/>
      <style:text-properties officeooo:rsid="001940c7" officeooo:paragraph-rsid="001940c7"/>
    </style:style>
    <style:style style:name="T1" style:family="text">
      <style:text-properties officeooo:rsid="001855e2"/>
    </style:style>
    <style:style style:name="T2" style:family="text">
      <style:text-properties officeooo:rsid="0018cdf5"/>
    </style:style>
    <style:style style:name="T3" style:family="text">
      <style:text-properties fo:font-weight="bold" style:font-weight-asian="bold" style:font-weight-complex="bold"/>
    </style:style>
    <style:style style:name="T4" style:family="text">
      <style:text-properties fo:font-weight="bold" officeooo:rsid="00195878" style:font-weight-asian="bold" style:font-weight-complex="bold"/>
    </style:style>
    <style:style style:name="T5" style:family="text">
      <style:text-properties fo:font-weight="bold" officeooo:rsid="0018cdf5" style:font-weight-asian="bold" style:font-weight-complex="bold"/>
    </style:style>
    <style:style style:name="T6" style:family="text">
      <style:text-properties officeooo:rsid="00195878"/>
    </style:style>
    <style:style style:name="T7" style:family="text">
      <style:text-properties officeooo:rsid="001e3862"/>
    </style:style>
    <style:style style:name="T8" style:family="text">
      <style:text-properties fo:font-weight="normal" style:font-weight-asian="normal" style:font-weight-complex="normal"/>
    </style:style>
    <style:style style:name="T9" style:family="text">
      <style:text-properties fo:font-weight="normal" officeooo:rsid="0018cdf5" style:font-weight-asian="normal" style:font-weight-complex="normal"/>
    </style:style>
    <style:style style:name="T10" style:family="text">
      <style:text-properties fo:font-weight="normal" officeooo:rsid="001f40f5" style:font-weight-asian="normal" style:font-weight-complex="normal"/>
    </style:style>
    <style:style style:name="T11" style:family="text">
      <style:text-properties fo:font-weight="normal" officeooo:rsid="001eacab" style:font-weight-asian="normal" style:font-weight-complex="normal"/>
    </style:style>
    <style:style style:name="T12" style:family="text">
      <style:text-properties fo:font-weight="normal" officeooo:rsid="00205dfe" style:font-weight-asian="normal" style:font-weight-complex="normal"/>
    </style:style>
    <style:style style:name="T13" style:family="text">
      <style:text-properties fo:font-weight="normal" officeooo:rsid="0020d2ef" style:font-weight-asian="normal" style:font-weight-complex="normal"/>
    </style:style>
    <style:style style:name="T14" style:family="text">
      <style:text-properties fo:font-style="italic" style:font-style-asian="italic" style:font-style-complex="italic"/>
    </style:style>
    <style:style style:name="T15" style:family="text">
      <style:text-properties officeooo:rsid="0020d2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tegory <text:span text:style-name="T1">Theory</text:span> of Logic</text:p>
      <text:p text:style-name="P2">by Sven Nilsen, 2019</text:p>
      <text:p text:style-name="P1"/>
      <text:p text:style-name="P3">There are many languages of logic, e.g. first order logic, linear logic, many-value logic and probabilistic logic. <text:span text:style-name="T1">Is it possible to talk about all families of logical languages in general? </text:span>In this paper I formalize the general family of logic in Category Theory, <text:span text:style-name="T1">by starting with the definition of a category, adding two simple axioms and then I show that this becomes a groupoid containing two objects “true” and “false”. The interpretation of any logical language extends this special groupoid such that for every extension, there exists an inverse morphism leading back to “true” and “false”.</text:span></text:p>
      <text:p text:style-name="P1"/>
      <text:p text:style-name="P6">I had a strange dream <text:span text:style-name="T6">that</text:span> I was <text:span text:style-name="T6">in</text:span> a room full of mathematicians. <text:span text:style-name="T6">There was a discussion about mathematics and the overall consensus was that mathematics is about theorem proving and building incrementally on other people’s knowledge. All of a sudden I rose up, protested, claiming that mathematics has little to do with such activities, those who wanted to do “real mathematics” were welcome, then I walked up to the front of the room to teach them </text:span>a new way to think about logic.</text:p>
      <text:p text:style-name="P6"/>
      <text:p text:style-name="P9">Yeah, it was a strange dream and this would be very embarrassing in real life. :<text:span text:style-name="T15">P</text:span></text:p>
      <text:p text:style-name="P6"/>
      <text:p text:style-name="P7"><text:span text:style-name="T6">In the dream I made a</text:span> picture <text:span text:style-name="T6">with chalk on a green blackboard, claiming that all of logic could be derived from a single arrow: </text:span><text:span text:style-name="T4">0</text:span><text:span text:style-name="T6">→</text:span><text:span text:style-name="T4">1</text:span><text:span text:style-name="T6">. I used 3D axes as an example. The rest is Category Theory, but you can not prove it is true, since this description of logic follows from deep intuitive insight, not by taking incremental steps. Mathematics is about finding such clear but perhaps unexplainable definitions.</text:span></text:p>
      <text:p text:style-name="P7"/>
      <text:p text:style-name="P7"><text:span text:style-name="T6">It was so real and convincing to myself and the mathematicians in the room that when I woke up, I thought about it for a while and then picked up a pen and paper to test it. Could the dream-version of myself be right? Turns out: Almost. The dream-me did not see the requirement of cyclic composition.</text:span></text:p>
      <text:p text:style-name="P4"/>
      <text:p text:style-name="P4">The general family of logic is a category with the following additional axioms:</text:p>
      <text:p text:style-name="P4"/>
      <text:p text:style-name="P4"><text:tab/>∀ a, b, c { ∃a→b ∧ ∃b→c ⇒ ∃c→a }<text:tab/>Cyclic composition of morphisms</text:p>
      <text:p text:style-name="P4"/>
      <text:p text:style-name="P4"><text:tab/>∃<text:span text:style-name="T3">0</text:span>→<text:span text:style-name="T3">1</text:span><text:tab/><text:tab/><text:tab/><text:tab/><text:tab/><text:tab/>Morphism from “false” to “true”</text:p>
      <text:p text:style-name="P4"/>
      <text:p text:style-name="P5">The notation `∃a→b` means “there exists a morphism from `a` to `b`”.</text:p>
      <text:p text:style-name="P4"/>
      <text:p text:style-name="P4">`<text:span text:style-name="T3">0</text:span>` is the “false” element and `<text:span text:style-name="T3">1</text:span>` is the “true” element of a logical language.</text:p>
      <text:p text:style-name="P4"/>
      <text:p text:style-name="P4">The axioms of a category can be written as following <text:span text:style-name="T15">(composition has a weaker form here)</text:span>:</text:p>
      <text:p text:style-name="P4"/>
      <text:p text:style-name="P4"><text:tab/>∀ a, b, c { ∃a→b ∧ ∃b→c ⇒ ∃a→c }<text:tab/>Composition of morphisms</text:p>
      <text:p text:style-name="P4"/>
      <text:p text:style-name="P4"><text:tab/>∀ a { ∃a→a }<text:tab/><text:tab/><text:tab/><text:tab/><text:tab/>Identity morphisms</text:p>
      <text:p text:style-name="P4"/>
      <text:p text:style-name="P10">Now, this might not look like logic at all. However, think about it like this: A category might contain any number of objects. A morphism between two objects corresponds to something in the language that makes sense. Rules for morphisms means talking about how things make sense in logic.</text:p>
      <text:p text:style-name="P15">Using cyclic composition of morphisms, one can prove that <text:span text:style-name="T7">for every morphism, there exists a morphism heading in the opposite direction:</text:span></text:p>
      <text:p text:style-name="P5"/>
      <text:p text:style-name="P5"><text:tab/><text:span text:style-name="T2">∀ a, b, c { ∃a→b ∧ ∃b→c ⇒ ∃c→a }<text:tab/></text:span>b = c</text:p>
      <text:p text:style-name="P8"><text:tab/><text:span text:style-name="T2">∀ a, b { ∃a→b ∧ ∃b→</text:span>b<text:span text:style-name="T2"> ⇒ ∃</text:span>b<text:span text:style-name="T2">→a }<text:tab/><text:tab/>Notice identity morphism `∃b→</text:span>b<text:span text:style-name="T2">`</text:span></text:p>
      <text:p text:style-name="P5"><text:tab/><text:span text:style-name="T2">∀ a, b { ∃a→b ⇒ ∃</text:span>b<text:span text:style-name="T2">→a }<text:tab/><text:tab/><text:tab/></text:span>Holds for any category</text:p>
      <text:p text:style-name="P5"/>
      <text:p text:style-name="P10">With other words, the category of logic is its own co-category.</text:p>
      <text:p text:style-name="P11">The technical term for this is that it is a <text:span text:style-name="T14">groupoid</text:span>.</text:p>
      <text:p text:style-name="P10"/>
      <text:p text:style-name="P10">From this, it follows that:</text:p>
      <text:p text:style-name="P10"/>
      <text:p text:style-name="P10"><text:tab/><text:span text:style-name="T2">∃</text:span><text:span text:style-name="T5">0</text:span><text:span text:style-name="T2">→</text:span><text:span text:style-name="T5">1</text:span><text:span text:style-name="T9"> </text:span><text:span text:style-name="T8">=&gt; </text:span><text:span text:style-name="T9">∃</text:span><text:span text:style-name="T3">1</text:span><text:span text:style-name="T9">→</text:span><text:span text:style-name="T3">0</text:span></text:p>
      <text:p text:style-name="P10"><text:span text:style-name="T8"/></text:p>
      <text:p text:style-name="P11"><text:span text:style-name="T8">Think about this as: For any logical language, there is some way to turn “false” into “true” and “true” into “false”. Like a switch. Or, the function `not` in Boolean algebra. Or, `1 – p` in probability theory.</text:span></text:p>
      <text:p text:style-name="P11"><text:span text:style-name="T8"/></text:p>
      <text:p text:style-name="P11"><text:span text:style-name="T8">Let’s say we create a logical language where one can </text:span><text:span text:style-name="T13">construct</text:span><text:span text:style-name="T8"> tuples </text:span><text:span text:style-name="T13">of `0` and `1`</text:span><text:span text:style-name="T8">:</text:span></text:p>
      <text:p text:style-name="P11"><text:span text:style-name="T8"/></text:p>
      <text:p text:style-name="P11"><text:span text:style-name="T8"><text:tab/>(0, 0)</text:span></text:p>
      <text:p text:style-name="P11"><text:span text:style-name="T8"><text:tab/>(0, 1)</text:span></text:p>
      <text:p text:style-name="P11"><text:span text:style-name="T8"><text:tab/>(1, 0)</text:span></text:p>
      <text:p text:style-name="P11"><text:span text:style-name="T8"><text:tab/>(1, 1)</text:span></text:p>
      <text:p text:style-name="P11"><text:span text:style-name="T8"/></text:p>
      <text:p text:style-name="P11"><text:span text:style-name="T8">In Slot Lambda Calculus, one can think of these as functions:</text:span></text:p>
      <text:p text:style-name="P11"><text:span text:style-name="T8"/></text:p>
      <text:p text:style-name="P11"><text:span text:style-name="T8"><text:tab/>(_, _)(0)(0)<text:tab/>=<text:tab/>(0, _)(0)<text:tab/>=<text:tab/>(0, 0)</text:span></text:p>
      <text:p text:style-name="P11"><text:span text:style-name="T8"><text:tab/>(_, _)(0)(1)<text:tab/>=<text:tab/>(0, _)(1)<text:tab/>=<text:tab/>(0, 1)</text:span></text:p>
      <text:p text:style-name="P11"><text:span text:style-name="T8"><text:tab/>(_, _)(1)(0)<text:tab/>=<text:tab/>(1, _)(0)<text:tab/>=<text:tab/>(1, 0)</text:span></text:p>
      <text:p text:style-name="P11"><text:span text:style-name="T8"><text:tab/>(_, _)(1)(1)<text:tab/>=<text:tab/>(</text:span><text:span text:style-name="T10">1, _)(1)<text:tab/>=<text:tab/>(1, 1)</text:span></text:p>
      <text:p text:style-name="P11"><text:span text:style-name="T10"/></text:p>
      <text:p text:style-name="P12"><text:span text:style-name="T8">By using functions from Slot Lambda Calculus as morphisms, we have:</text:span></text:p>
      <text:p text:style-name="P12"><text:span text:style-name="T8"/></text:p>
      <text:p text:style-name="P13"><text:span text:style-name="T8"><text:tab/></text:span><text:span text:style-name="T9">∃0→</text:span><text:span text:style-name="T8">(0, _)<text:tab/><text:tab/></text:span><text:span text:style-name="T11">(_, _)(0)</text:span></text:p>
      <text:p text:style-name="P13"><text:span text:style-name="T8"><text:tab/></text:span><text:span text:style-name="T9">∃</text:span><text:span text:style-name="T8">1</text:span><text:span text:style-name="T9">→</text:span><text:span text:style-name="T8">(1, _)<text:tab/><text:tab/></text:span><text:span text:style-name="T11">(_, _)(1)</text:span></text:p>
      <text:p text:style-name="P13"><text:span text:style-name="T8"><text:tab/></text:span><text:span text:style-name="T9">∃0→</text:span><text:span text:style-name="T8">(0, 0)<text:tab/><text:tab/></text:span><text:span text:style-name="T11">(0, _)(0)</text:span></text:p>
      <text:p text:style-name="P13"><text:span text:style-name="T8"><text:tab/></text:span><text:span text:style-name="T9">∃</text:span><text:span text:style-name="T8">1</text:span><text:span text:style-name="T9">→</text:span><text:span text:style-name="T8">(0, 1)<text:tab/><text:tab/></text:span><text:span text:style-name="T11">(0, _)(1)</text:span></text:p>
      <text:p text:style-name="P13"><text:span text:style-name="T8"><text:tab/></text:span><text:span text:style-name="T9">∃0→</text:span><text:span text:style-name="T8">(1, 0)<text:tab/><text:tab/></text:span><text:span text:style-name="T11">(1, _)(0)</text:span></text:p>
      <text:p text:style-name="P13"><text:span text:style-name="T8"><text:tab/></text:span><text:span text:style-name="T9">∃</text:span><text:span text:style-name="T8">1</text:span><text:span text:style-name="T9">→</text:span><text:span text:style-name="T8">(1, 1)<text:tab/><text:tab/></text:span><text:span text:style-name="T11">(</text:span><text:span text:style-name="T8">1, _)(1)</text:span></text:p>
      <text:p text:style-name="P12"><text:span text:style-name="T8"/></text:p>
      <text:p text:style-name="P14"><text:span text:style-name="T8">Since this is a logical language, there must exist inverses, which naturally are `fst` and `snd`:</text:span></text:p>
      <text:p text:style-name="P14"><text:span text:style-name="T8"/></text:p>
      <text:p text:style-name="P14"><text:span text:style-name="T8"><text:tab/></text:span><text:span text:style-name="T9">∃</text:span><text:span text:style-name="T10">(0, _)→</text:span><text:span text:style-name="T8">0</text:span><text:span text:style-name="T10"><text:tab/><text:tab/></text:span><text:span text:style-name="T8">fst((0, _)) = 0</text:span></text:p>
      <text:p text:style-name="P13"><text:span text:style-name="T8"><text:tab/></text:span><text:span text:style-name="T9">∃</text:span><text:span text:style-name="T8">(1, _)→</text:span><text:span text:style-name="T12">1</text:span><text:span text:style-name="T8"><text:tab/><text:tab/></text:span><text:span text:style-name="T12">fst((1, _)) = 1</text:span></text:p>
      <text:p text:style-name="P13"><text:span text:style-name="T8"><text:tab/></text:span><text:span text:style-name="T9">∃</text:span><text:span text:style-name="T8">(0, 0)→</text:span><text:span text:style-name="T12">0</text:span><text:span text:style-name="T8"><text:tab/><text:tab/></text:span><text:span text:style-name="T12">snd((0, 0)) = 0</text:span></text:p>
      <text:p text:style-name="P13"><text:span text:style-name="T8"><text:tab/></text:span><text:span text:style-name="T9">∃</text:span><text:span text:style-name="T8">(0, 1)→</text:span><text:span text:style-name="T12">1</text:span><text:span text:style-name="T8"><text:tab/><text:tab/></text:span><text:span text:style-name="T12">snd((0, 1)) = 1</text:span></text:p>
      <text:p text:style-name="P13"><text:span text:style-name="T8"><text:tab/></text:span><text:span text:style-name="T9">∃</text:span><text:span text:style-name="T8">(1, 0)→</text:span><text:span text:style-name="T12">0</text:span><text:span text:style-name="T8"><text:tab/><text:tab/></text:span><text:span text:style-name="T12">snd((1, 0)) = 0</text:span></text:p>
      <text:p text:style-name="P13"><text:span text:style-name="T8"><text:tab/></text:span><text:span text:style-name="T9">∃</text:span><text:span text:style-name="T8">(1, 1)→</text:span><text:span text:style-name="T12">1</text:span><text:span text:style-name="T8"><text:tab/><text:tab/></text:span><text:span text:style-name="T12">snd((1, 1)) =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9:43:08.129369000</meta:creation-date>
    <dc:date>2019-02-26T21:52:41.645550000</dc:date>
    <meta:editing-duration>PT3M25S</meta:editing-duration>
    <meta:editing-cycles>1</meta:editing-cycles>
    <meta:document-statistic meta:table-count="0" meta:image-count="0" meta:object-count="0" meta:page-count="2" meta:paragraph-count="49" meta:word-count="762" meta:character-count="4129" meta:non-whitespace-character-count="3363"/>
    <meta:generator>LibreOffice/5.1.2.2$MacOSX_X86_64 LibreOffice_project/d3bf12ecb743fc0d20e0be0c58ca359301eb705f</meta:generator>
  </office:meta>
</office:document-meta>
</file>